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18c0b7" officeooo:paragraph-rsid="0018c0b7"/>
    </style:style>
    <style:style style:name="P2" style:family="paragraph" style:parent-style-name="Standard">
      <style:paragraph-properties fo:text-align="center" style:justify-single-word="false"/>
      <style:text-properties style:font-name="Arial" fo:font-weight="bold" officeooo:rsid="0018c0b7" officeooo:paragraph-rsid="0018c0b7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Arial" fo:font-style="italic" fo:font-weight="normal" officeooo:rsid="0018c0b7" officeooo:paragraph-rsid="0018c0b7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style="normal" fo:font-weight="normal" officeooo:rsid="0018c0b7" officeooo:paragraph-rsid="0018c0b7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end" style:justify-single-word="false"/>
      <style:text-properties style:font-name="Arial" fo:font-style="normal" fo:font-weight="normal" officeooo:rsid="0018c0b7" officeooo:paragraph-rsid="0018c0b7" style:font-style-asian="normal" style:font-weight-asian="normal" style:font-style-complex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Arial"/>
    </style:style>
    <style:style style:name="P7" style:family="paragraph" style:parent-style-name="Standard">
      <style:paragraph-properties fo:line-height="150%" fo:text-align="justify" style:justify-single-word="false" style:writing-mode="page"/>
      <style:text-properties style:font-name="Arial" fo:font-style="normal" fo:font-weight="normal" officeooo:rsid="0018c0b7" officeooo:paragraph-rsid="0018c0b7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 style:writing-mode="page"/>
      <style:text-properties style:font-name="Arial" fo:font-style="normal" fo:font-weight="normal" officeooo:rsid="0018c0b7" officeooo:paragraph-rsid="001a52a4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 fo:text-align="justify" style:justify-single-word="false" style:writing-mode="page"/>
      <style:text-properties fo:color="#000000" style:font-name="Arial" fo:font-size="12pt" fo:font-style="normal" fo:font-weight="normal" officeooo:rsid="0018c0b7" officeooo:paragraph-rsid="001a52a4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 style:writing-mode="page"/>
      <style:text-properties fo:color="#000000" style:font-name="Arial" fo:font-size="12pt" fo:font-style="normal" fo:font-weight="normal" officeooo:rsid="0018c0b7" officeooo:paragraph-rsid="001a52a4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Arial"/>
    </style:style>
    <style:style style:name="T1" style:family="text">
      <style:text-properties officeooo:rsid="001a52a4"/>
    </style:style>
    <style:style style:name="T2" style:family="text">
      <style:text-properties officeooo:rsid="001a52a4"/>
    </style:style>
    <style:style style:name="T3" style:family="text">
      <style:text-properties fo:color="#000000" fo:font-size="12pt" style:font-size-asian="12pt" style:font-size-complex="12pt"/>
    </style:style>
    <style:style style:name="T4" style:family="text">
      <style:text-properties fo:color="#000000" fo:font-size="12pt" officeooo:rsid="001a52a4" style:font-size-asian="12pt" style:font-size-complex="12pt"/>
    </style:style>
    <style:style style:name="T5" style:family="text">
      <style:text-properties officeooo:rsid="001bdf8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ONTIFÍCIA UNIVERSIDADE CATÓLICA DO RIO GRANDE DO SUL</text:p>
      <text:p text:style-name="P1">ESCOLA POLITÉCNICA</text:p>
      <text:p text:style-name="P1">BACHARELADO EM ENGENHARIA DE SOFTWARE</text:p>
      <text:p text:style-name="P1">DISCIPLINA DE ALGORITMOS AVANÇADOS – PROF. DIEGO NOBLE</text:p>
      <text:p text:style-name="P1"/>
      <text:p text:style-name="P1"/>
      <text:p text:style-name="P1"/>
      <text:p text:style-name="P1"/>
      <text:p text:style-name="P1"/>
      <text:p text:style-name="P2">Relatório do Trabalho 1 da Disciplina</text:p>
      <text:p text:style-name="P3">Gabriel Ferreira Kurtz</text:p>
      <text:p text:style-name="P3"><text:a xlink:type="simple" xlink:href="mailto:gabriel.kurtz@acad.pucrs.br" text:style-name="Internet_20_link" text:visited-style-name="Visited_20_Internet_20_Link">gabriel.kurtz@acad.pucrs.br</text:a></text:p>
      <text:p text:style-name="P3"/>
      <text:p text:style-name="P3"/>
      <text:p text:style-name="P5">Porto Alegre, 22 de Abril de 2018</text:p>
      <text:p text:style-name="P5"/>
      <text:p text:style-name="P4"><text:tab/></text:p>
      <text:p text:style-name="P7"><text:tab/><text:span text:style-name="T1">Para o primeiro trabalho da disciplina de Algoritmos Avançados, deve ser desenvolvido um algoritmo guloso capaz de solucionar o problema do Escalonamento de Intervalos. Entende-se por algoritmo guloso um programa que procura maximizar o aproveitamento de uma determinada parte do problema, sem considerar necessariamente o problema inteiro, possuindo portanto uma visão míope (incompleta).</text:span></text:p>
      <text:p text:style-name="P7"/>
      <text:p text:style-name="P7"><text:tab/><text:span text:style-name="T1">Em determinados casos, a abordagem do algoritmo guloso pode obter uma solução satisfatória (ótima) para o problema, enquanto em outros casos a solução pode ser errada. Por isso é importante definir corretamente o critério que será maximizado.</text:span></text:p>
      <text:p text:style-name="P7"/>
      <text:p text:style-name="P8"><text:tab/><text:span text:style-name="T1">O problema do escalonamento prevê que hajam diferentes Intervalos, cada um com um tempo inicial (Ts) e um tempo final (Ts) que dividem um mesmo recurso. O objetivo é encaixar o maior número possível de intervalos dentro da disponibilidade de recursos, sabendo que é impossível encaixar dois Intervalos que estejam em conflito (se sobrepõem em algum momento).</text:span></text:p>
      <text:p text:style-name="P8"><text:tab/></text:p>
      <text:p text:style-name="P8"><text:tab/><text:span text:style-name="T1">Um exemplo de estratégia gulosa seria encaixar sempre o intervalo que possui o menor tempo de início após o atual, de modo a minimizar o tempo ocioso dos recursos. Embora possa parecer que esta é uma boa estratégia, ficou demonstrado no nosso estudo que é realmente uma visão falha. Os intervalos encaixados podem ser muito grandes e, embora desperdice-se pouco tempo dos recursos com esta estratégia, como o objetivo é </text:span><text:soft-page-break/><text:span text:style-name="T1">encaixar o maior número de intervalos no conjunto da solução, realmente não se obtem o resultado ideal com esta estratégia. Este exemplo ficou implementado no código como a estratégia Sub-ótima.</text:span></text:p>
      <text:p text:style-name="P8"/>
      <text:p text:style-name="P8"><text:tab/><text:span text:style-name="T1">Uma alternativa melhor (e que otimiza o problema) é encaixar os intervalos pelo tempo final mais próximo. Desta forma, mesmo que o algoritmo nao enxergue em nenhum momento o problema inteiro mas sempre o passo seguinte, podemos garantir que ao encaixar sempre o tempo final mais próximo, o número máximo de intervalos possíveis será encaixado. Chamamos esta solução no código de Ótima.</text:span></text:p>
      <text:p text:style-name="P8"/>
      <text:p text:style-name="P8"><text:tab/><text:span text:style-name="T1">O programa gera dez casos de exemplos, cada um com 10^6 intervalos onde o Tf máximo é 1000. Executa uma comparação entre nossa estratégia gulosa sub-ótima e a ótima para cada caso e também a média de todos os dez exemplos.</text:span></text:p>
      <text:p text:style-name="P8"/>
      <text:p text:style-name="P8"><text:tab/><text:span text:style-name="T1">Em uma instância de execução do programa demostrando as médias de intervalos encaixados em cada escalonamento, tivemos os seguintes resultados:</text:span></text:p>
      <text:p text:style-name="P11"><text:span text:style-name="T3"/></text:p>
      <text:list xml:id="list379223009" text:style-name="L1">
        <text:list-item>
          <text:p text:style-name="P6"><text:span text:style-name="T4">Estratégia </text:span><text:span text:style-name="T3">Gulosa Sub-ótima: 6.5</text:span></text:p>
        </text:list-item>
        <text:list-item>
          <text:p text:style-name="P10"><text:span text:style-name="T1">Estratégia </text:span>Gulosa Ótima: 464.9</text:p>
        </text:list-item>
      </text:list>
      <text:p text:style-name="P9"><text:tab/></text:p>
      <text:p text:style-name="P9"><text:tab/><text:span text:style-name="T1">O que comprova a nossa explanação – realmente a estratégia ótima produz resultados muito mais satisfatórios simplesmente pelo fato de aplicar um critério mais correto para maximizar o problema.</text:span></text:p>
      <text:p text:style-name="P9"/>
      <text:p text:style-name="P9"><text:tab/><text:span text:style-name="T5">O código em Java está sendo enviado em anexo e também pode ser verificado no GitHub: </text:span></text:p>
      <text:p text:style-name="P9"/>
      <text:p text:style-name="P9"><text:tab/>https://github.com/gabrielkurtz/t1algoritmos</text:p>
      <text:p text:style-name="P9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2" svg:font-family="Arial" style:font-family-generic="swiss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20:39:19.907000000</meta:creation-date>
    <dc:date>2018-04-22T22:39:24.014000000</dc:date>
    <meta:editing-duration>PT4M33S</meta:editing-duration>
    <meta:editing-cycles>2</meta:editing-cycles>
    <meta:generator>LibreOffice/5.4.4.2$Windows_X86_64 LibreOffice_project/2524958677847fb3bb44820e40380acbe820f960</meta:generator>
    <meta:document-statistic meta:table-count="0" meta:image-count="0" meta:object-count="0" meta:page-count="2" meta:paragraph-count="24" meta:word-count="464" meta:character-count="3034" meta:non-whitespace-character-count="2575"/>
  </office:meta>
</office:document-meta>
</file>